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ed1" officeooo:paragraph-rsid="00178ed1"/>
    </style:style>
    <style:style style:name="P2" style:family="paragraph" style:parent-style-name="Standard">
      <style:text-properties officeooo:rsid="0018869c" officeooo:paragraph-rsid="0018869c"/>
    </style:style>
    <style:style style:name="P3" style:family="paragraph" style:parent-style-name="Standard">
      <style:text-properties officeooo:rsid="0018e714" officeooo:paragraph-rsid="0018e714"/>
    </style:style>
    <style:style style:name="P4" style:family="paragraph" style:parent-style-name="Standard">
      <style:text-properties officeooo:rsid="001a6ef0" officeooo:paragraph-rsid="001a6ef0"/>
    </style:style>
    <style:style style:name="T1" style:family="text">
      <style:text-properties officeooo:rsid="00185556"/>
    </style:style>
    <style:style style:name="T2" style:family="text">
      <style:text-properties officeooo:rsid="001886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Flask App bilding guidelines </text:p>
      <text:p text:style-name="P1"/>
      <text:p text:style-name="P1">1. open the terminal in place where you want to create the app</text:p>
      <text:p text:style-name="P1">2. type command as below</text:p>
      <text:p text:style-name="P1"><text:tab/>mkdir FlaskMarket </text:p>
      <text:p text:style-name="P1"><text:tab/>Note: FlaskMarket is the folder name that you want to create </text:p>
      <text:p text:style-name="P1"><text:s text:c="3"/>This will create a folder called “FlaskMarket”</text:p>
      <text:p text:style-name="P1">3. Now traverse to that folder called FlaskMarket with below command</text:p>
      <text:p text:style-name="P1"><text:tab/>Cd FlaskMarket </text:p>
      <text:p text:style-name="P1">4. Now do installation of some dependencies that you need to install for running flask</text:p>
      <text:p text:style-name="P1"><text:tab/>pip3.9 install flask </text:p>
      <text:p text:style-name="P1"/>
      <text:p text:style-name="P1"><text:tab/>Note: Am using pip3.9 since i use python3.9.5 on my lap,</text:p>
      <text:p text:style-name="P1"><text:tab/>Check the Flask version with below command:</text:p>
      <text:p text:style-name="P1"><text:tab/>flask –version:</text:p>
      <text:p text:style-name="P1"><text:tab/>it should give output simmilar to below to confirm that flask is installed:</text:p>
      <text:p text:style-name="P1"><text:tab/><text:tab/>Python 3.9.5</text:p>
      <text:p text:style-name="P1"><text:tab/><text:tab/>Flask 2.0.2</text:p>
      <text:p text:style-name="P1"><text:tab/><text:tab/>Werkzeug 2.0.2</text:p>
      <text:p text:style-name="P1">5. <text:span text:style-name="T1">Write the program:</text:span></text:p>
      <text:p text:style-name="P1"><text:tab/><text:span text:style-name="T1">before running the app, we need to sep environment variable called FLASK_APP as our program name, since on default when you run a flask application it will search for a python file called app.py, so now you need to change that to your </text:span><text:span text:style-name="T2">program name since you need to run the python file as flask application:</text:span></text:p>
      <text:p text:style-name="P1"/>
      <text:p text:style-name="P2">in terminal type below commands:</text:p>
      <text:p text:style-name="P2">export FLASK_APP=Program_Name</text:p>
      <text:p text:style-name="P2">flask run </text:p>
      <text:p text:style-name="P2"/>
      <text:p text:style-name="P3">6. When debug mode is off then you need to everytime stop your flask app and then run it when you make changes but if you mke debug mode off saving file would automatically provide you <text:s/>the changes on file on flask app.</text:p>
      <text:p text:style-name="P3"/>
      <text:p text:style-name="P3">In terminal type below commands to turnoff debug mode:</text:p>
      <text:p text:style-name="P3">export FLASK_DEBUG=1</text:p>
      <text:p text:style-name="P3"/>
      <text:p text:style-name="P4">Debug mode should be always off to prevent the app to be not error prone with changes that you are making when its on production. </text:p>
      <text:p text:style-name="P1"/>
      <text:p text:style-name="P1"><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1:56:20.224275968</meta:creation-date>
    <dc:date>2021-11-10T12:47:32.634985856</dc:date>
    <meta:editing-duration>PT19M41S</meta:editing-duration>
    <meta:editing-cycles>3</meta:editing-cycles>
    <meta:generator>LibreOffice/6.4.7.2$Linux_X86_64 LibreOffice_project/40$Build-2</meta:generator>
    <meta:document-statistic meta:table-count="0" meta:image-count="0" meta:object-count="0" meta:page-count="1" meta:paragraph-count="27" meta:word-count="260" meta:character-count="1497" meta:non-whitespace-character-count="1236"/>
  </office:meta>
</office:document-meta>
</file>